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82ee3" officeooo:paragraph-rsid="00082ee3"/>
    </style:style>
    <style:style style:name="P2" style:family="paragraph" style:parent-style-name="Appendix">
      <style:text-properties officeooo:rsid="00082ee3" officeooo:paragraph-rsid="00082ee3"/>
    </style:style>
    <style:style style:name="P3" style:family="paragraph" style:parent-style-name="Text_20_body">
      <style:text-properties officeooo:rsid="00082ee3" officeooo:paragraph-rsid="00082ee3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Heading_20_2">
      <style:text-properties officeooo:rsid="0009ea2d" officeooo:paragraph-rsid="0009ea2d"/>
    </style:style>
    <style:style style:name="P8" style:family="paragraph" style:parent-style-name="Text_20_body">
      <style:text-properties officeooo:paragraph-rsid="0009ea2d"/>
    </style:style>
    <style:style style:name="P9" style:family="paragraph" style:parent-style-name="Heading_20_2">
      <style:text-properties officeooo:rsid="000aa5dd" officeooo:paragraph-rsid="000aa5dd"/>
    </style:style>
    <style:style style:name="P10" style:family="paragraph" style:parent-style-name="Text_20_body" style:list-style-name="List_20_1">
      <style:text-properties officeooo:rsid="000bda62" officeooo:paragraph-rsid="000bda62"/>
    </style:style>
    <style:style style:name="P11" style:family="paragraph" style:parent-style-name="Text_20_body">
      <style:text-properties officeooo:rsid="000bda62" officeooo:paragraph-rsid="000bda62"/>
    </style:style>
    <style:style style:name="P12" style:family="paragraph" style:parent-style-name="Text_20_body" style:list-style-name="List_20_1"/>
    <style:style style:name="P13" style:family="paragraph" style:parent-style-name="Heading_20_2">
      <style:text-properties officeooo:paragraph-rsid="000bda62"/>
    </style:style>
    <style:style style:name="P14" style:family="paragraph" style:parent-style-name="Text_20_body" style:list-style-name="List_20_1">
      <style:text-properties officeooo:paragraph-rsid="000bda62"/>
    </style:style>
    <style:style style:name="P15" style:family="paragraph" style:parent-style-name="Text_20_body" style:list-style-name="List_20_1">
      <style:text-properties fo:font-weight="normal" officeooo:rsid="000bda62" officeooo:paragraph-rsid="000bda62" style:font-weight-asian="normal" style:font-weight-complex="normal"/>
    </style:style>
    <style:style style:name="T1" style:family="text">
      <style:text-properties officeooo:rsid="0009ea2d"/>
    </style:style>
    <style:style style:name="T2" style:family="text">
      <style:text-properties officeooo:rsid="000aa5dd"/>
    </style:style>
    <style:style style:name="T3" style:family="text">
      <style:text-properties officeooo:rsid="000bda62"/>
    </style:style>
    <style:style style:name="T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Tooly – Pflichtenheft</text:p>
      <text:p text:style-name="P2">MVVM Projekt 6AAIFT</text:p>
      <text:p text:style-name="P2">2025</text:p>
      <text:p text:style-name="P3"/>
      <text:p text:style-name="P3"/>
      <text:p text:style-name="P3"/>
      <text:p text:style-name="P3"/>
      <text:p text:style-name="P3"/>
      <text:p text:style-name="P2">Projektteam:</text:p>
      <text:p text:style-name="P2">Aleksandar Tešić</text:p>
      <text:p text:style-name="P2">David Dea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<text:soft-page-break/>Inhaltsverzeichnis</text:p>
          </text:index-title>
          <text:p text:style-name="P4"><text:a xlink:type="simple" xlink:href="#__RefHeading___Toc1140_2932745167" text:style-name="Index_20_Link" text:visited-style-name="Index_20_Link">1. Ziel der Software<text:tab/>3</text:a></text:p>
          <text:p text:style-name="P4"><text:a xlink:type="simple" xlink:href="#__RefHeading___Toc1142_2932745167" text:style-name="Index_20_Link" text:visited-style-name="Index_20_Link">2. Hauptfunktionen<text:tab/>3</text:a></text:p>
          <text:p text:style-name="P4"><text:a xlink:type="simple" xlink:href="#__RefHeading___Toc1381_2932745167" text:style-name="Index_20_Link" text:visited-style-name="Index_20_Link">3. Zielgruppe<text:tab/>3</text:a></text:p>
          <text:p text:style-name="P4"><text:a xlink:type="simple" xlink:href="#__RefHeading___Toc1383_2932745167" text:style-name="Index_20_Link" text:visited-style-name="Index_20_Link">4. Anforderungen<text:tab/>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text:soft-page-break/></text:p>
      <text:p text:style-name="Text_20_body"/>
      <text:p text:style-name="Text_20_body"/>
      <text:p text:style-name="P5"><text:bookmark-start text:name="__RefHeading___Toc1136_2932745167"/>Tooly<text:bookmark-end text:name="__RefHeading___Toc1136_2932745167"/></text:p>
      <text:p text:style-name="P6"><text:bookmark-start text:name="__RefHeading___Toc1138_2932745167"/>Verwaltung und Nachverfolgung von Werkzeugen in Betrieben und Werkstätten<text:bookmark-end text:name="__RefHeading___Toc1138_2932745167"/></text:p>
      <text:p text:style-name="Text_20_body"/>
      <text:h text:style-name="P7" text:outline-level="2"><text:bookmark-start text:name="__RefHeading___Toc1140_2932745167"/>1. Ziel der Software<text:bookmark-end text:name="__RefHeading___Toc1140_2932745167"/></text:h>
      <text:p text:style-name="P8"><text:span text:style-name="T1">Tooly ist eine Softwarelösung für Handwerksbetriebe, Werkstätten oder auch Schulen zur Verwaltung von Werkzeugen. Es soll dem User ermöglichen Werkzeuge zu suchen, Auskunft über die Verfügbarkeit </text:span><text:span text:style-name="T2">zu erhalten und ggf. es auszuleihen und zu erfassen in welcher Werkstatt, oder an welchem Standort das Werkzeug verfügbar ist. </text:span>Der Fokus liegt auf einer einfachen, aber professionellen Benutzeroberfläche, die sowohl für Einsteiger als auch für Profis geeignet ist. </text:p>
      <text:p text:style-name="P8"/>
      <text:h text:style-name="P9" text:outline-level="2"><text:bookmark-start text:name="__RefHeading___Toc1142_2932745167"/>2. Hauptfunktionen<text:bookmark-end text:name="__RefHeading___Toc1142_2932745167"/></text:h>
      <text:list xml:id="list2092299690" text:style-name="List_20_1">
        <text:list-item>
          <text:p text:style-name="P10">Werkzeuge einfügen, bearbeiten und löschen</text:p>
        </text:list-item>
        <text:list-item>
          <text:p text:style-name="P10">Werkzeuge ausleihen</text:p>
        </text:list-item>
      </text:list>
      <text:p text:style-name="P11"/>
      <text:h text:style-name="Heading_20_2" text:outline-level="2"><text:bookmark-start text:name="__RefHeading___Toc1381_2932745167"/>3. Zielgruppe <text:bookmark-end text:name="__RefHeading___Toc1381_2932745167"/></text:h>
      <text:list xml:id="list131201027345984" text:continue-numbering="true" text:style-name="List_20_1">
        <text:list-item>
          <text:p text:style-name="P12">Kleine bis mittlere Werkstätten </text:p>
        </text:list-item>
        <text:list-item>
          <text:p text:style-name="P12">Schulen mit Werkraumausstattung </text:p>
        </text:list-item>
        <text:list-item>
          <text:p text:style-name="P12">Lagerverwalter in Betrieben </text:p>
        </text:list-item>
        <text:list-item>
          <text:p text:style-name="P12">Lehrer oder Schüler in technischen Ausbildungen </text:p>
        </text:list-item>
      </text:list>
      <text:p text:style-name="Text_20_body"/>
      <text:h text:style-name="P13" text:outline-level="2"><text:bookmark-start text:name="__RefHeading___Toc1383_2932745167"/><text:span text:style-name="T3">4. Anforderungen</text:span><text:bookmark-end text:name="__RefHeading___Toc1383_2932745167"/></text:h>
      <text:list text:continue-numbering="true" text:style-name="List_20_1">
        <text:list-item>
          <text:p text:style-name="P14"><text:span text:style-name="Strong_20_Emphasis"><text:span text:style-name="T4">MVVM-Architektur</text:span></text:span><text:span text:style-name="T4"> mit mindestens drei Views </text:span></text:p>
        </text:list-item>
        <text:list-item>
          <text:p text:style-name="P10"><text:span text:style-name="Strong_20_Emphasis"><text:span text:style-name="T4">Vererbung in den Models</text:span></text:span><text:span text:style-name="T4"> (z. B. Werkzeug → Elektrowerkzeug) </text:span></text:p>
        </text:list-item>
        <text:list-item>
          <text:p text:style-name="P10"><text:span text:style-name="Strong_20_Emphasis"><text:span text:style-name="T4">Modulare Speicherstrategie</text:span></text:span><text:span text:style-name="T4"> (Serialisierung &amp; Datenbank) </text:span></text:p>
        </text:list-item>
        <text:list-item>
          <text:p text:style-name="P10"><text:span text:style-name="Strong_20_Emphasis"><text:span text:style-name="T4">Mind. 3 Datenbank-Tabellen</text:span></text:span><text:span text:style-name="T4"> inkl. </text:span><text:span text:style-name="Strong_20_Emphasis"><text:span text:style-name="T4">Stored Procedures &amp; Views</text:span></text:span><text:span text:style-name="T4"> </text:span></text:p>
        </text:list-item>
        <text:list-item>
          <text:p text:style-name="P15">Tooltips, Hilfe-Funktionen, Infobuttons zur Userführung </text:p>
        </text:list-item>
        <text:list-item>
          <text:p text:style-name="P10"><text:soft-page-break/><text:span text:style-name="Strong_20_Emphasis"><text:span text:style-name="T4">Absturzsicherheit</text:span></text:span><text:span text:style-name="T4"> bei Datei- &amp; Benutzereingaben </text:span></text:p>
        </text:list-item>
      </text:list>
      <text:p text:style-name="P11"><text:span text:style-name="T4"/></text:p>
      <text:h text:style-name="Heading_20_2" text:outline-level="2">5. 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20:55:34.973000000</meta:creation-date>
    <dc:date>2025-05-19T13:11:59.937000000</dc:date>
    <meta:editing-duration>P4DT14H26M16S</meta:editing-duration>
    <meta:editing-cycles>1</meta:editing-cycles>
    <meta:document-statistic meta:table-count="0" meta:image-count="0" meta:object-count="0" meta:page-count="4" meta:paragraph-count="31" meta:word-count="184" meta:character-count="1319" meta:non-whitespace-character-count="1164"/>
    <meta:generator>LibreOffice/24.8.6.1$Windows_X86_64 LibreOffice_project/051bf11303684a0a982c9966e8be766d0a9efbc7</meta:generator>
  </office:meta>
</office:document-meta>
</file>